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ro sprint Nº2</text:p>
      <text:p text:style-name="P1"><text:span text:style-name="T1"/></text:p>
      <text:p text:style-name="P2"><text:span text:style-name="T1">High: </text:span></text:p>
      <text:p text:style-name="P2"><text:span text:style-name="T1">Para este sprint no hubo necesidad de emplear mucho tiempo en comunicarse entre los diferentes integrantes del grupo, debido a que la funcionalidad a implementar en este sprint tenia grandes semejanzas con la desarrollada en el sprint anterior.</text:span></text:p>
      <text:p text:style-name="P2"><text:span text:style-name="T1">El equipo parece haber encontrado la dificultad promedio de la funcionalidad a desarrollar por sprint y las tareas parecen haberse repartido correctamente en este sprint.</text:span></text:p>
      <text:p text:style-name="P2"><text:span text:style-name="T1"/></text:p>
      <text:p text:style-name="P2"><text:span text:style-name="T1"/></text:p>
      <text:p text:style-name="P2"><text:span text:style-name="T1">Low:</text:span></text:p>
      <text:p text:style-name="P2"><text:span text:style-name="T1">No hub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1T16:20:58.16</meta:creation-date>
    <meta:document-statistic meta:table-count="0" meta:image-count="0" meta:object-count="0" meta:page-count="1" meta:paragraph-count="6" meta:word-count="70" meta:character-count="448"/>
    <dc:date>2019-11-11T16:28:42.99</dc:date>
    <meta:editing-duration>PT7M45S</meta:editing-duration>
    <meta:editing-cycles>1</meta:editing-cycles>
    <meta:generator>OpenOffice/4.1.5$Win32 OpenOffice.org_project/415m1$Build-9789</meta:generator>
  </office:meta>
</office:document-meta>
</file>